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f0bef" officeooo:paragraph-rsid="001f0b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qui hay una columna</text:p>
      <text:p text:style-name="P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n..........................e........................................................................................................v............................................................................................................................................................................................................................................................................e................r................................................................................................................................................................................g.......................................................................................................o......................n........................................................................................n........................................................................................................a..........................................................................................................................g.....................................................................................................i.......................................................................v...........................................................................................e....................................................................................................y...........................................................................................o......................................................................................................................................u........................................................................................................................................................................................u................................................................................................p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1"/>
      <text:p text:style-name="P1">Aqui esta la otra column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os_20_columnas" style:display-name="Dos columnas" style:family="paragraph" style:parent-style-name="Standard">
      <style:paragraph-properties fo:margin-top="0cm" fo:margin-bottom="0cm" style:contextual-spacing="false" fo:line-height="100%"/>
      <style:text-properties officeooo:rsid="001d8af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8:26:12.734568793</meta:creation-date>
    <dc:date>2022-11-21T08:42:18.280214025</dc:date>
    <meta:editing-duration>PT5M55S</meta:editing-duration>
    <meta:editing-cycles>1</meta:editing-cycles>
    <meta:document-statistic meta:table-count="0" meta:image-count="0" meta:object-count="0" meta:page-count="1" meta:paragraph-count="3" meta:word-count="10" meta:character-count="3346" meta:non-whitespace-character-count="3339"/>
    <meta:generator>LibreOffice/7.3.5.2$Linux_X86_64 LibreOffice_project/30$Build-2</meta:generator>
  </office:meta>
</office:document-meta>
</file>